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202" officeooo:paragraph-rsid="001c420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c4202" officeooo:paragraph-rsid="001c4202" style:font-size-asian="10.5pt" style:font-weight-asian="normal" style:font-size-complex="12pt" style:font-weight-complex="normal"/>
    </style:style>
    <style:style style:name="T1" style:family="text">
      <style:text-properties officeooo:rsid="001d11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Doubts in c</text:p>
      <text:p text:style-name="P2">1)Why base address is constant in array</text:p>
      <text:p text:style-name="P2">2)<text:span text:style-name="T1">array of pointer and pointer to an arra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1:09:33.977462555</meta:creation-date>
    <dc:date>2019-06-12T11:25:05.245923291</dc:date>
    <meta:editing-duration>PT15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8" meta:character-count="97" meta:non-whitespace-character-count="77"/>
  </office:meta>
</office:document-meta>
</file>